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[]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00／00／00</text:date>, <text:time style:data-style-name="N2" text:time-value="09:39:18.261131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1M45S</meta:editing-duration>
    <meta:editing-cycles>39</meta:editing-cycles>
    <meta:generator>LibreOffice/4.2.8.2$Linux_X86_64 LibreOffice_project/420m0$Build-2</meta:generator>
    <dc:date>2016-03-18T11:52:37.576869931</dc:date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